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false" draw:fit-to-size="false" style:shrink-to-fi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Wikipedia</text:p>
          </draw:text-box>
        </draw:frame>
        <draw:frame presentation:style-name="pr2" draw:text-style-name="P1" draw:layer="layout" svg:width="24.635cm" svg:height="9.134cm" svg:x="1.4cm" svg:y="3.685cm" presentation:class="subtitle" presentation:user-transformed="true">
          <draw:text-box>
            <text:p>What is wikipedia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ikipedia[note 3] is a free-content online encyclopedia written and maintained by a community of volunteers, collectively known as Wikipedians, through open collaboration and using a wiki-based editing system called MediaWiki. Wikipedia is the largest and most-read reference work in history,[3][4] and has consistently been one of the 10 most popular websites.[5] Founded by Jimmy Wales and Larry Sanger on January 15, 2001, it is hosted by the Wikimedia Foundation, an American nonprofit organization.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3T11:44:33.054261013</meta:creation-date>
    <dc:date>2023-10-03T17:31:57.185990342</dc:date>
    <meta:editing-duration>PT5H37M14S</meta:editing-duration>
    <meta:editing-cycles>1</meta:editing-cycles>
    <meta:document-statistic meta:object-count="28"/>
    <meta:generator>LibreOffice/7.3.7.2$Linux_X86_64 LibreOffice_project/30$Build-2</meta:generator>
  </office:meta>
</office:document-meta>
</file>